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1d35" officeooo:paragraph-rsid="000b1d35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b1d35" officeooo:paragraph-rsid="000b1d35"/>
    </style:style>
    <style:style style:name="P3" style:family="paragraph" style:parent-style-name="Standard">
      <style:paragraph-properties fo:text-align="start" style:justify-single-word="false"/>
      <style:text-properties fo:color="#bf0041" officeooo:rsid="000b1d35" officeooo:paragraph-rsid="000b1d35"/>
    </style:style>
    <style:style style:name="P4" style:family="paragraph" style:parent-style-name="Standard">
      <style:paragraph-properties fo:text-align="start" style:justify-single-word="false"/>
      <style:text-properties fo:color="#bf0041" fo:font-weight="bold" officeooo:rsid="000b1d35" officeooo:paragraph-rsid="000b1d35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cb585" officeooo:paragraph-rsid="000cb585"/>
    </style:style>
    <style:style style:name="P6" style:family="paragraph" style:parent-style-name="Standard">
      <style:paragraph-properties fo:text-align="start" style:justify-single-word="false"/>
      <style:text-properties officeooo:rsid="000cb585" officeooo:paragraph-rsid="000cb585"/>
    </style:style>
    <style:style style:name="P7" style:family="paragraph" style:parent-style-name="Standard" style:list-style-name="L4">
      <style:paragraph-properties fo:text-align="start" style:justify-single-word="false"/>
      <style:text-properties fo:color="#000000" fo:font-weight="bold" officeooo:rsid="001036b8" officeooo:paragraph-rsid="001036b8" style:font-weight-asian="bold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fo:font-weight="bold" officeooo:rsid="00134efb" officeooo:paragraph-rsid="00134ef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1d35" officeooo:paragraph-rsid="000b1d35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b1d35" officeooo:paragraph-rsid="000b1d35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0cb585" style:font-weight-asian="bold" style:font-weight-complex="bold"/>
    </style:style>
    <style:style style:name="T4" style:family="text">
      <style:text-properties fo:color="#000000" fo:font-weight="bold" officeooo:rsid="000b1d35" style:font-weight-asian="bold" style:font-weight-complex="bold"/>
    </style:style>
    <style:style style:name="T5" style:family="text">
      <style:text-properties fo:color="#000000" fo:font-weight="bold" officeooo:rsid="000e4334" style:font-weight-asian="bold" style:font-weight-complex="bold"/>
    </style:style>
    <style:style style:name="T6" style:family="text">
      <style:text-properties fo:color="#000000" fo:font-weight="bold" officeooo:rsid="0015324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f0041" fo:font-weight="bold" style:font-weight-asian="bold" style:font-weight-complex="bold"/>
    </style:style>
    <style:style style:name="T9" style:family="text">
      <style:text-properties fo:color="#bf0041" fo:font-weight="bold" officeooo:rsid="000b1d35" style:font-weight-asian="bold" style:font-weight-complex="bold"/>
    </style:style>
    <style:style style:name="T10" style:family="text">
      <style:text-properties fo:color="#bf0041" fo:font-weight="bold" officeooo:rsid="000e4334" style:font-weight-asian="bold" style:font-weight-complex="bold"/>
    </style:style>
    <style:style style:name="T11" style:family="text">
      <style:text-properties officeooo:rsid="00120e29"/>
    </style:style>
    <style:style style:name="T12" style:family="text">
      <style:text-properties officeooo:rsid="001532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ación Multiple:</text:p>
      <text:p text:style-name="P9"/>
      <text:list xml:id="list407834744" text:style-name="L1">
        <text:list-item>
          <text:p text:style-name="P10">Programas y procesos.</text:p>
        </text:list-item>
        <text:list-item>
          <text:p text:style-name="P10">Thread y Multithreading.</text:p>
        </text:list-item>
        <text:list-item>
          <text:p text:style-name="P10">Modelos síncronos y asíncronos.</text:p>
        </text:list-item>
        <text:list-item>
          <text:p text:style-name="P10">Concurrencia y paralelismo.:</text:p>
        </text:list-item>
      </text:list>
      <text:p text:style-name="P1"/>
      <text:p text:style-name="P1"><text:span text:style-name="T1"/></text:p>
      <text:p text:style-name="P3"><text:span text:style-name="T7"/></text:p>
      <text:p text:style-name="P3"><text:span text:style-name="T7">Programas y procesos:</text:span></text:p>
      <text:list xml:id="list2877634325" text:style-name="L2">
        <text:list-item>
          <text:p text:style-name="P2"><text:span text:style-name="T8">Programa: </text:span><text:span text:style-name="T2">Conjunto de instrucciones u órdenes basados en una lenguaje de programación que un sistemas operativo entiende, solucion el problema en el sistema operativos.</text:span></text:p>
        </text:list-item>
        <text:list-item>
          <text:p text:style-name="P2"><text:span text:style-name="T8">Proceso: </text:span><text:span text:style-name="T2">Programa en ejecución </text:span><text:span text:style-name="T3">dentro del sistema operativo, tiene contexto:</text:span></text:p>
        </text:list-item>
      </text:list>
      <text:list xml:id="list133478138" text:style-name="L3">
        <text:list-item>
          <text:p text:style-name="P5"><text:span text:style-name="T2">Indentificación del Proceso: único para cada proceso de ejecució.</text:span></text:p>
        </text:list-item>
        <text:list-item>
          <text:p text:style-name="P5"><text:span text:style-name="T2">Memoria: almacena todo codigo del programa.</text:span></text:p>
        </text:list-item>
        <text:list-item>
          <text:p text:style-name="P5"><text:span text:style-name="T2">Stank o Pila: lista de datos en que modo de <text:s/>acceso a sus elementos es por LAST I</text:span><text:span text:style-name="T5">n</text:span><text:span text:style-name="T2"> F</text:span><text:span text:style-name="T5">irst</text:span><text:span text:style-name="T2"> </text:span><text:span text:style-name="T5">Out</text:span><text:span text:style-name="T2">.</text:span></text:p>
        </text:list-item>
        <text:list-item>
          <text:p text:style-name="P5"><text:span text:style-name="T2">Archivos: Guardan direcciones y permisos.</text:span></text:p>
        </text:list-item>
        <text:list-item>
          <text:p text:style-name="P5"><text:span text:style-name="T2">Registros: creación y eliminación de procesos, planificación, establecimiento de mecanismos y manejo del bloqueo mutuo.</text:span></text:p>
          <text:p text:style-name="P5"><text:span text:style-name="T4"/></text:p>
        </text:list-item>
      </text:list>
      <text:p text:style-name="P6"><text:span text:style-name="T9">T</text:span><text:span text:style-name="T8">hread y Multithreading: </text:span><text:span text:style-name="T2">Un</text:span><text:span text:style-name="T5">i</text:span><text:span text:style-name="T2">dad más pequeña de procesamiento que se puede realizar en un sistema operativo,</text:span><text:span text:style-name="T5">los porceso tiene un hilo(subproceso del proceso en general), también hay Multithread/M</text:span><text:span text:style-name="T6">u</text:span><text:span text:style-name="T5">ltihilos</text:span></text:p>
      <text:p text:style-name="P4"/>
      <text:p text:style-name="P4"/>
      <text:p text:style-name="P4">Modelos síncronos y asíncronos: <text:s/></text:p>
      <text:list xml:id="list2059781561" text:style-name="L4">
        <text:list-item>
          <text:p text:style-name="P7">Síncrona: <text:s/>Trabaja hacia un mismo objetivo, en sintonía, cin tener limitante en espacios y tiempo, sucede al mismo tiempo el trabajo.</text:p>
        </text:list-item>
        <text:list-item>
          <text:p text:style-name="P7">Asíncrono: No sucede al mismo tiempo <text:span text:style-name="T11">para dos usuarios</text:span>, <text:s/><text:span text:style-name="T11">no hay interacción en tiempo real, el contenido es creado y estará disponible para su consumo luego.</text:span></text:p>
        </text:list-item>
      </text:list>
      <text:p text:style-name="P4"/>
      <text:p text:style-name="P4"/>
      <text:p text:style-name="P4">Concurrencia y paralelismo:</text:p>
      <text:p text:style-name="P4"/>
      <text:list xml:id="list2864780923" text:style-name="L5">
        <text:list-item>
          <text:p text:style-name="P8"><text:span text:style-name="T12">Co</text:span>ncurrencia: Tratar muchas cosas al mismo tiempo. Se trabaja en tareas que son ejecutadas al mismo tiempo y de forma independiente.</text:p>
        </text:list-item>
        <text:list-item>
          <text:p text:style-name="P8">Paralelismo: <text:span text:style-name="T12">H</text:span>acer muchas cosas al mismo tiempo para aumentar la velocidad. Se divide el trabajo en sub-tareas para que pueda ser finalizado por más ejecutor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9:02:09.464185466</meta:creation-date>
    <dc:date>2021-06-27T22:06:20.171055005</dc:date>
    <meta:editing-duration>PT2M1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49" meta:character-count="1617" meta:non-whitespace-character-count="1398"/>
  </office:meta>
</office:document-meta>
</file>